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cm" style:distance-after-sep="0.1cm" style:adjustment="left" style:rel-width="25%" style:color="#000000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aligncenter" style:family="paragraph" style:parent-style-name="Table_20_Contents">
      <style:paragraph-properties fo:text-align="center"/>
    </style:style>
    <style:style style:name="tablealignright" style:family="paragraph" style:parent-style-name="Table_20_Contents">
      <style:paragraph-properties fo:text-align="end"/>
    </style:style>
    <style:style style:name="tablealignleft" style:family="paragraph" style:parent-style-name="Table_20_Contents">
      <style:paragraph-properties fo:text-align="left"/>
    </style:style>
    <style:style style:name="tableheader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tablecell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legendcenter" style:family="paragraph" style:parent-style-name="Illustration">
      <style:paragraph-properties fo:text-align="cente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span text:style-name="Source_20_Text">
&lt;meta http-equiv="refresh" content="120"&gt;
</text:span></text:p>
      <text:h text:style-name="Heading_20_1" text:outline-level="1"><text:bookmark-start text:name="section"/>.<text:bookmark-end text:name="section"/></text:h>
      <table:table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ablecell" table:number-columns-spanned="6">
            <text:p text:style-name="tablealigncenter">   <text:span text:style-name="Strong_20_Emphasis"> CYCLOPS MONITORING SYSTEM </text:span>  </text:p>
          </table:table-cell>
        </table:table-row>
        <table:table-row>
          <table:table-cell office:value-type="string" table:style-name="tablecell">
            <text:p text:style-name="tablealigncenter">   Monitor Time  </text:p>
          </table:table-cell>
          <table:table-cell office:value-type="string" table:style-name="tablecell">
            <text:p text:style-name="tablealigncenter">   Cycle    </text:p>
          </table:table-cell>
          <table:table-cell office:value-type="string" table:style-name="tablecell">
            <text:p text:style-name="tablealigncenter">   Active Messages   </text:p>
          </table:table-cell>
          <table:table-cell office:value-type="string" table:style-name="tablecell">
            <text:p text:style-name="tablealigncenter">   Active Alerts                   </text:p>
          </table:table-cell>
          <table:table-cell office:value-type="string" table:style-name="tablecell">
            <text:p text:style-name="tablealigncenter">   Alerts Sent                 </text:p>
          </table:table-cell>
          <table:table-cell office:value-type="string" table:style-name="tablecell">
            <text:p text:style-name="tablealigncenter">   Monitoring Status  </text:p>
          </table:table-cell>
        </table:table-row>
        <table:table-row>
          <table:table-cell office:value-type="string" table:style-name="tablecell">
            <text:p text:style-name="tablealigncenter">  02.09.2015 11.24.01                   </text:p>
          </table:table-cell>
          <table:table-cell office:value-type="string" table:style-name="tablecell">
            <text:p text:style-name="tablealigncenter">   9532  </text:p>
          </table:table-cell>
          <table:table-cell office:value-type="string" table:style-name="tablecell">
            <text:p text:style-name="tablealigncenter">   3  </text:p>
          </table:table-cell>
          <table:table-cell office:value-type="string" table:style-name="tablecell">
            <text:p text:style-name="tablealigncenter">   0  </text:p>
          </table:table-cell>
          <table:table-cell office:value-type="string" table:style-name="tablecell">
            <text:p text:style-name="tablealigncenter">   0  </text:p>
          </table:table-cell>
          <table:table-cell office:value-type="string" table:style-name="tablecell">
            <text:p text:style-name="tablealigncenter">   CYCLOPS ENABLED        </text:p>
          </table:table-cell>
        </table:table-row>
      </table:table>
      <table:table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ablecell" table:number-columns-spanned="7">
            <text:p text:style-name="tablealigncenter">   SYSTEM ACTIVITY INFO            </text:p>
          </table:table-cell>
        </table:table-row>
        <table:table-row>
          <table:table-cell office:value-type="string" table:style-name="tablecell">
            <text:p text:style-name="tablealigncenter">   Full Operative Nodes           </text:p>
          </table:table-cell>
          <table:table-cell office:value-type="string" table:style-name="tablecell">
            <text:p text:style-name="tablealigncenter">   Active Compute Nodes      </text:p>
          </table:table-cell>
          <table:table-cell office:value-type="string" table:style-name="tablecell">
            <text:p text:style-name="tablealigncenter">   Sys CPU Load Av  </text:p>
          </table:table-cell>
          <table:table-cell office:value-type="string" table:style-name="tablecell">
            <text:p text:style-name="tablealigncenter">   External Users  </text:p>
          </table:table-cell>
          <table:table-cell office:value-type="string" table:style-name="tablecell">
            <text:p text:style-name="tablealigncenter">   UP Record  </text:p>
          </table:table-cell>
          <table:table-cell office:value-type="string" table:style-name="tablecell">
            <text:p text:style-name="tablealigncenter">   MAX UP Node  </text:p>
          </table:table-cell>
          <table:table-cell office:value-type="string" table:style-name="tablecell">
            <text:p text:style-name="tablealigncenter">   min UP Node  </text:p>
          </table:table-cell>
        </table:table-row>
        <table:table-row>
          <table:table-cell office:value-type="string" table:style-name="tablecell">
            <text:p text:style-name="tablealigncenter">   99%  </text:p>
          </table:table-cell>
          <table:table-cell office:value-type="string" table:style-name="tablecell">
            <text:p text:style-name="tablealigncenter">   2%  </text:p>
          </table:table-cell>
          <table:table-cell office:value-type="string" table:style-name="tablecell">
            <text:p text:style-name="tablealigncenter">   2%     </text:p>
          </table:table-cell>
          <table:table-cell office:value-type="string" table:style-name="tablecell">
            <text:p text:style-name="tablealigncenter">   7  </text:p>
          </table:table-cell>
          <table:table-cell office:value-type="string" table:style-name="tablecell">
            <text:p text:style-name="tablealigncenter">   57d  </text:p>
          </table:table-cell>
          <table:table-cell office:value-type="string" table:style-name="tablecell">
            <text:p text:style-name="tablealigncenter">   nimbus7 - 57d  </text:p>
          </table:table-cell>
          <table:table-cell office:value-type="string" table:style-name="tablecell">
            <text:p text:style-name="tablealigncenter">   nimbus6 - 28d  </text:p>
          </table:table-cell>
        </table:table-row>
      </table:table>
      <table:table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ablecell" table:number-columns-spanned="7">
            <text:p text:style-name="tablealigncenter">   <text:a xlink:type="simple" xlink:href="https://172.24.29.90/cyclops/doku.php?id=operation:monitoring:monsec">SECURITY STATUS</text:a>  </text:p>
          </table:table-cell>
        </table:table-row>
        <table:table-row>
          <table:table-cell office:value-type="string" table:style-name="tablecell">
            <text:p text:style-name="tablealigncenter">  start date  </text:p>
          </table:table-cell>
          <table:table-cell office:value-type="string" table:style-name="tablecell">
            <text:p text:style-name="tablealigncenter">  elapsed time  </text:p>
          </table:table-cell>
          <table:table-cell office:value-type="string" table:style-name="tablecell">
            <text:p text:style-name="tablealigncenter">  user activity  </text:p>
          </table:table-cell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</table:table-row>
        <table:table-row>
          <table:table-cell office:value-type="string" table:style-name="tablecell">
            <text:p text:style-name="tablealigncenter">  02.09.2015 11.24.01  </text:p>
          </table:table-cell>
          <table:table-cell office:value-type="string" table:style-name="tablecell">
            <text:p text:style-name="tablealigncenter">  00.01  </text:p>
          </table:table-cell>
          <table:table-cell office:value-type="string" table:style-name="tablecell">
            <text:p text:style-name="tablealigncenter">   OPERATIVE  </text:p>
          </table:table-cell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</table:table-row>
        <table:table-row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</table:table-row>
        <table:table-row>
          <table:table-cell office:value-type="string" table:style-name="tablecell" table:number-columns-spanned="7">
            <text:p text:style-name="tablealigncenter">   <text:a xlink:type="simple" xlink:href="https://172.24.29.90/cyclops/doku.php?id=operation:monitoring:monsrv">SERVICES STATUS</text:a>  </text:p>
          </table:table-cell>
        </table:table-row>
        <table:table-row>
          <table:table-cell office:value-type="string" table:style-name="tablecell">
            <text:p text:style-name="tablealigncenter">  start date  </text:p>
          </table:table-cell>
          <table:table-cell office:value-type="string" table:style-name="tablecell">
            <text:p text:style-name="tablealigncenter">  elapsed time  </text:p>
          </table:table-cell>
          <table:table-cell office:value-type="string" table:style-name="tablecell">
            <text:p text:style-name="tablealigncenter">  slurm activity  </text:p>
          </table:table-cell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</table:table-row>
        <table:table-row>
          <table:table-cell office:value-type="string" table:style-name="tablecell">
            <text:p text:style-name="tablealigncenter">  02.09.2015 11.24.02  </text:p>
          </table:table-cell>
          <table:table-cell office:value-type="string" table:style-name="tablecell">
            <text:p text:style-name="tablealigncenter">  00.03  </text:p>
          </table:table-cell>
          <table:table-cell office:value-type="string" table:style-name="tablecell">
            <text:p text:style-name="tablealigncenter">   OPERATIVE  </text:p>
          </table:table-cell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</table:table-row>
        <table:table-row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</table:table-row>
        <table:table-row>
          <table:table-cell office:value-type="string" table:style-name="tablecell" table:number-columns-spanned="7">
            <text:p text:style-name="tablealigncenter">   <text:a xlink:type="simple" xlink:href="https://172.24.29.90/cyclops/doku.php?id=operation:monitoring:monnod">NODE STATUS</text:a>  </text:p>
          </table:table-cell>
        </table:table-row>
        <table:table-row>
          <table:table-cell office:value-type="string" table:style-name="tablecell">
            <text:p text:style-name="tablealigncenter">  start date  </text:p>
          </table:table-cell>
          <table:table-cell office:value-type="string" table:style-name="tablecell">
            <text:p text:style-name="tablealigncenter">  elapsed time  </text:p>
          </table:table-cell>
          <table:table-cell office:value-type="string" table:style-name="tablecell">
            <text:p text:style-name="tablealigncenter">  operation  </text:p>
          </table:table-cell>
          <table:table-cell office:value-type="string" table:style-name="tablecell">
            <text:p text:style-name="tablealigncenter">  air  </text:p>
          </table:table-cell>
          <table:table-cell office:value-type="string" table:style-name="tablecell">
            <text:p text:style-name="tablealigncenter">  water_rack3  </text:p>
          </table:table-cell>
          <table:table-cell office:value-type="string" table:style-name="tablecell">
            <text:p text:style-name="tablealigncenter">  water_rack4  </text:p>
          </table:table-cell>
          <table:table-cell office:value-type="string" table:style-name="tablecell">
            <text:p text:style-name="tablealigncenter">  water_rack5  </text:p>
          </table:table-cell>
        </table:table-row>
        <table:table-row>
          <table:table-cell office:value-type="string" table:style-name="tablecell">
            <text:p text:style-name="tablealigncenter">  02.09.2015 11.24.05  </text:p>
          </table:table-cell>
          <table:table-cell office:value-type="string" table:style-name="tablecell">
            <text:p text:style-name="tablealigncenter">  01.02  </text:p>
          </table:table-cell>
          <table:table-cell office:value-type="string" table:style-name="tablecell">
            <text:p text:style-name="tablealigncenter">   OPERATIVE  </text:p>
          </table:table-cell>
          <table:table-cell office:value-type="string" table:style-name="tablecell">
            <text:p text:style-name="tablealigncenter">   ALERT..2  </text:p>
          </table:table-cell>
          <table:table-cell office:value-type="string" table:style-name="tablecell">
            <text:p text:style-name="tablealigncenter">   OPERATIVE  </text:p>
          </table:table-cell>
          <table:table-cell office:value-type="string" table:style-name="tablecell">
            <text:p text:style-name="tablealigncenter">   OPERATIVE  </text:p>
          </table:table-cell>
          <table:table-cell office:value-type="string" table:style-name="tablecell">
            <text:p text:style-name="tablealigncenter">   OPERATIVE  </text:p>
          </table:table-cell>
        </table:table-row>
        <table:table-row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  <table:table-cell office:value-type="string" table:style-name="tablecell"/>
        </table:table-row>
        <table:table-row>
          <table:table-cell office:value-type="string" table:style-name="tablecell" table:number-columns-spanned="7">
            <text:p text:style-name="tablealigncenter">   <text:a xlink:type="simple" xlink:href="https://172.24.29.90/cyclops/doku.php?id=operation:monitoring:monenv">ENVIRONMENT STATUS</text:a>  </text:p>
          </table:table-cell>
        </table:table-row>
        <table:table-row>
          <table:table-cell office:value-type="string" table:style-name="tablecell">
            <text:p text:style-name="tablealigncenter">  start date  </text:p>
          </table:table-cell>
          <table:table-cell office:value-type="string" table:style-name="tablecell">
            <text:p text:style-name="tablealigncenter">  elapsed time  </text:p>
          </table:table-cell>
          <table:table-cell office:value-type="string" table:style-name="tablecell">
            <text:p text:style-name="tablealigncenter">  power  </text:p>
          </table:table-cell>
          <table:table-cell office:value-type="string" table:style-name="tablecell">
            <text:p text:style-name="tablealigncenter">  container  </text:p>
          </table:table-cell>
          <table:table-cell office:value-type="string" table:style-name="tablecell"/>
          <table:table-cell office:value-type="string" table:style-name="tablecell"/>
          <table:table-cell office:value-type="string" table:style-name="tablecell"/>
        </table:table-row>
        <table:table-row>
          <table:table-cell office:value-type="string" table:style-name="tablecell">
            <text:p text:style-name="tablealigncenter">  02.09.2015 11.25.07  </text:p>
          </table:table-cell>
          <table:table-cell office:value-type="string" table:style-name="tablecell">
            <text:p text:style-name="tablealigncenter">  00.02  </text:p>
          </table:table-cell>
          <table:table-cell office:value-type="string" table:style-name="tablecell">
            <text:p text:style-name="tablealigncenter">   OPERATIVE  </text:p>
          </table:table-cell>
          <table:table-cell office:value-type="string" table:style-name="tablecell">
            <text:p text:style-name="tablealigncenter">   OPERATIVE  </text:p>
          </table:table-cell>
          <table:table-cell office:value-type="string" table:style-name="tablecell"/>
          <table:table-cell office:value-type="string" table:style-name="tablecell"/>
          <table:table-cell office:value-type="string" table:style-name="tablecell"/>
        </table:table-row>
      </table:table>
      <table:table>
        <table:table-column/>
        <table:table-column/>
        <table:table-column/>
        <table:table-column/>
        <table:table-row>
          <table:table-cell office:value-type="string" table:style-name="tablecell" table:number-columns-spanned="4">
            <text:p text:style-name="tablealigncenter">   ACTIVE MESSAGES  </text:p>
          </table:table-cell>
        </table:table-row>
        <table:table-row>
          <table:table-cell office:value-type="string" table:style-name="tablecell">
            <text:p text:style-name="tablealigncenter">   priority  </text:p>
          </table:table-cell>
          <table:table-cell office:value-type="string" table:style-name="tablecell">
            <text:p text:style-name="tablealigncenter">   birth  </text:p>
          </table:table-cell>
          <table:table-cell office:value-type="string" table:style-name="tablecell">
            <text:p text:style-name="tablealigncenter">   death  </text:p>
          </table:table-cell>
          <table:table-cell office:value-type="string" table:style-name="tablecell">
            <text:p text:style-name="tablealigncenter">   message  </text:p>
          </table:table-cell>
        </table:table-row>
        <table:table-row>
          <table:table-cell office:value-type="string" table:style-name="tablecell">
            <text:p text:style-name="tablealigncenter">   HIGH  </text:p>
          </table:table-cell>
          <table:table-cell office:value-type="string" table:style-name="tablecell">
            <text:p text:style-name="tablealigncenter">  02-09-2015 10:55  </text:p>
          </table:table-cell>
          <table:table-cell office:value-type="string" table:style-name="tablecell">
            <text:p text:style-name="tablealigncenter">  02-09-2015 23:59  </text:p>
          </table:table-cell>
          <table:table-cell office:value-type="string" table:style-name="tablecell">
            <text:p text:style-name="tablealigncenter">  WARNING: CG DETECTADO POR TOOL INDEPENDIENTE, PURGANDO EL NODO: nimbus10 : ESPERAR 3/4 CICLOS A LA RECUPERACION DEL SISTEMA  </text:p>
          </table:table-cell>
        </table:table-row>
        <table:table-row>
          <table:table-cell office:value-type="string" table:style-name="tablecell">
            <text:p text:style-name="tablealigncenter">   HIGH  </text:p>
          </table:table-cell>
          <table:table-cell office:value-type="string" table:style-name="tablecell">
            <text:p text:style-name="tablealigncenter">  02-09-2015 11:00  </text:p>
          </table:table-cell>
          <table:table-cell office:value-type="string" table:style-name="tablecell">
            <text:p text:style-name="tablealigncenter">  02-09-2015 23:59  </text:p>
          </table:table-cell>
          <table:table-cell office:value-type="string" table:style-name="tablecell">
            <text:p text:style-name="tablealigncenter">  WARNING: CG DETECTADO POR TOOL INDEPENDIENTE, PURGANDO EL NODO: nimbus10 : ESPERAR 3/4 CICLOS A LA RECUPERACION DEL SISTEMA  </text:p>
          </table:table-cell>
        </table:table-row>
        <table:table-row>
          <table:table-cell office:value-type="string" table:style-name="tablecell">
            <text:p text:style-name="tablealigncenter">   LOW  </text:p>
          </table:table-cell>
          <table:table-cell office:value-type="string" table:style-name="tablecell">
            <text:p text:style-name="tablealigncenter">  02-09-2015 10:00  </text:p>
          </table:table-cell>
          <table:table-cell office:value-type="string" table:style-name="tablecell">
            <text:p text:style-name="tablealigncenter">  02-09-2015 15:00  </text:p>
          </table:table-cell>
          <table:table-cell office:value-type="string" table:style-name="tablecell">
            <text:p text:style-name="tablealigncenter">  PRUEBAS: optimizando el tiempo de monitorizacion de nodos  </text:p>
          </table:table-cell>
        </table:table-row>
      </table:table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font-size-complex="12p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style:font-name-asian="Bitstream Vera Sans2" style:font-size-asian="12pt" style:font-name-complex="Bitstream Vera Sans2" style:font-size-complex="12p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Bitstream Vera Sans" fo:font-size="24pt" fo:font-weight="bold" style:font-name-asian="Bitstream Vera Sans2" style:font-size-asian="24pt" style:font-weight-asian="bold" style:font-name-complex="Bitstream Vera Sans2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" fo:font-size="18pt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Bitstream Vera Sans" fo:font-size="14pt" fo:font-weight="bold" style:font-name-asian="Bitstream Vera Sans2" style:font-size-asian="14pt" style:font-weight-asian="bold" style:font-name-complex="Bitstream Vera Sans2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Bitstream Vera Sans" fo:font-size="12pt" fo:font-weight="bold" style:font-name-asian="Bitstream Vera Sans2" style:font-size-asian="12pt" style:font-weight-asian="bold" style:font-name-complex="Bitstream Vera Sans2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Bitstream Vera Sans" fo:font-size="10pt" fo:font-weight="bold" style:font-name-asian="Bitstream Vera Sans2" style:font-size-asian="10pt" style:font-weight-asian="bold" style:font-name-complex="Bitstream Vera Sans2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2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Source_20_Code" style:display-name="Source Code" style:family="paragraph" style:parent-style-name="Preformatted_20_Text">
      <style:paragraph-properties fo:padding="0.05cm" style:shadow="none" fo:border="0.002cm solid #8cacbb" fo:background-color="#f7f9fa"/>
    </style:style>
    <style:style style:name="Source_20_File" style:display-name="Source File" style:family="paragraph" style:parent-style-name="Preformatted_20_Text">
      <style:paragraph-properties fo:padding="0.05cm" style:shadow="none" fo:border="0.002cm solid #8cacbb" fo:background-color="#f1f4f5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cm" fo:margin-right="0cm" fo:text-indent="-0.5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/>
    <text:list-style style:name="List_20_1" style:display-name="List 1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cm" style:distance-after-sep="0.1cm" style:adjustment="left" style:rel-width="25%" style:color="#000000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aligncenter" style:family="paragraph" style:parent-style-name="Table_20_Contents">
      <style:paragraph-properties fo:text-align="center"/>
    </style:style>
    <style:style style:name="tablealignright" style:family="paragraph" style:parent-style-name="Table_20_Contents">
      <style:paragraph-properties fo:text-align="end"/>
    </style:style>
    <style:style style:name="tablealignleft" style:family="paragraph" style:parent-style-name="Table_20_Contents">
      <style:paragraph-properties fo:text-align="left"/>
    </style:style>
    <style:style style:name="tableheader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tablecell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legendcenter" style:family="paragraph" style:parent-style-name="Illustration">
      <style:paragraph-properties fo:text-align="center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/>
</office:document-meta>
</file>